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left="0in" fo:margin-right="0.2764in" fo:margin-top="0in" fo:margin-bottom="0in" loext:contextual-spacing="false" fo:line-height="115%" fo:text-align="start" style:justify-single-word="false" fo:keep-together="auto" fo:orphans="0" fo:widows="0" fo:text-indent="5.0063in" style:auto-text-indent="false" style:page-number="1" fo:padding="0in" fo:border="none" fo:keep-with-next="auto"/>
    </style:style>
    <style:style style:name="P2" style:family="paragraph" style:parent-style-name="Standard">
      <style:paragraph-properties fo:margin-left="3.3898in" fo:margin-right="-0.0398in" fo:margin-top="0.1563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3" style:family="paragraph" style:parent-style-name="Standard">
      <style:paragraph-properties fo:margin-left="0.6965in" fo:margin-right="0in" fo:margin-top="0.1598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4" style:family="paragraph" style:parent-style-name="Standard">
      <style:paragraph-properties fo:margin-left="5.2665in" fo:margin-right="0.0028in" fo:margin-top="0.1634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5" style:family="paragraph" style:parent-style-name="Standard">
      <style:paragraph-properties fo:margin-left="3.2429in" fo:margin-right="-0.0429in" fo:margin-top="0.1528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6" style:family="paragraph" style:parent-style-name="Standard">
      <style:paragraph-properties fo:margin-left="0.6898in" fo:margin-right="0.0063in" fo:margin-top="0.1598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7" style:family="paragraph" style:parent-style-name="Standard">
      <style:paragraph-properties fo:margin-left="0.4063in" fo:margin-right="0.0028in" fo:margin-top="0.1634in" fo:margin-bottom="0in" loext:contextual-spacing="false" fo:line-height="115%" fo:text-align="start" style:justify-single-word="false" fo:keep-together="auto" fo:orphans="0" fo:widows="0" fo:text-indent="4.4528in" style:auto-text-indent="false" fo:padding="0in" fo:border="none" fo:keep-with-next="auto"/>
    </style:style>
    <style:style style:name="P8" style:family="paragraph" style:parent-style-name="Standard">
      <style:paragraph-properties fo:margin-left="0.1665in" fo:margin-right="0.0362in" fo:margin-top="0.65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9" style:family="paragraph" style:parent-style-name="Standard">
      <style:paragraph-properties fo:margin-left="0in" fo:margin-right="3.9634in" fo:margin-top="0.1362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10" style:family="paragraph" style:parent-style-name="Standard">
      <style:paragraph-properties fo:margin-left="0.1665in" fo:margin-right="0.0327in" fo:margin-top="0.1299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11" style:family="paragraph" style:parent-style-name="Standard">
      <style:paragraph-properties fo:margin-left="0in" fo:margin-right="4.6764in" fo:margin-top="0.1335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12" style:family="paragraph" style:parent-style-name="Standard">
      <style:paragraph-properties fo:margin-left="0in" fo:margin-right="5.7528in" fo:margin-top="0.4835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13" style:family="paragraph" style:parent-style-name="Standard">
      <style:paragraph-properties fo:margin-left="0.1965in" fo:margin-right="1.0193in" fo:margin-top="0.1598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14" style:family="paragraph" style:parent-style-name="Standard">
      <style:paragraph-properties fo:margin-left="0in" fo:margin-right="0.3063in" fo:margin-top="0.1634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15" style:family="paragraph" style:parent-style-name="Standard">
      <style:paragraph-properties fo:margin-left="0in" fo:margin-right="0.7193in" fo:margin-top="0.1598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16" style:family="paragraph" style:parent-style-name="Standard">
      <style:paragraph-properties fo:margin-left="0in" fo:margin-right="0.8661in" fo:margin-top="0.1598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17" style:family="paragraph" style:parent-style-name="Standard">
      <style:paragraph-properties fo:margin-left="0in" fo:margin-right="0.0063in" fo:margin-top="0.1634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18" style:family="paragraph" style:parent-style-name="Standard">
      <style:paragraph-properties fo:margin-left="0in" fo:margin-right="1.4327in" fo:margin-top="0.1598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19" style:family="paragraph" style:parent-style-name="Standard">
      <style:paragraph-properties fo:margin-left="0.1965in" fo:margin-right="1.0634in" fo:margin-top="0.1598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20" style:family="paragraph" style:parent-style-name="Standard">
      <style:paragraph-properties fo:margin-left="0in" fo:margin-right="0.3398in" fo:margin-top="0.1634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21" style:family="paragraph" style:parent-style-name="Standard">
      <style:paragraph-properties fo:margin-left="0in" fo:margin-right="4.6634in" fo:margin-top="0.1598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22" style:family="paragraph" style:parent-style-name="Standard">
      <style:paragraph-properties fo:margin-left="0.1965in" fo:margin-right="-0.3in" fo:margin-top="0.1598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23" style:family="paragraph" style:parent-style-name="Standard">
      <style:paragraph-properties fo:margin-left="0in" fo:margin-right="-0.0929in" fo:margin-top="0.1634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24" style:family="paragraph" style:parent-style-name="Standard">
      <style:paragraph-properties fo:margin-left="0in" fo:margin-right="-0.0665in" fo:margin-top="0.1598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25" style:family="paragraph" style:parent-style-name="Standard">
      <style:paragraph-properties fo:margin-left="0in" fo:margin-right="0.4992in" fo:margin-top="0.1598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26" style:family="paragraph" style:parent-style-name="Standard">
      <style:paragraph-properties fo:margin-left="6.0063in" fo:margin-right="0.1827in" fo:margin-top="0.5693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27" style:family="paragraph" style:parent-style-name="Standard">
      <style:paragraph-properties fo:margin-left="5.0063in" fo:margin-right="0.2228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28" style:family="paragraph" style:parent-style-name="Standard">
      <style:paragraph-properties fo:margin-left="0in" fo:margin-right="4.4528in" fo:margin-top="0.3563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29" style:family="paragraph" style:parent-style-name="Standard">
      <style:paragraph-properties fo:margin-left="0.1965in" fo:margin-right="0.3563in" fo:margin-top="0.1634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30" style:family="paragraph" style:parent-style-name="Standard">
      <style:paragraph-properties fo:margin-left="0in" fo:margin-right="4.6528in" fo:margin-top="0.1598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31" style:family="paragraph" style:parent-style-name="Standard">
      <style:paragraph-properties fo:margin-left="0.1965in" fo:margin-right="-0.0028in" fo:margin-top="0.1598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32" style:family="paragraph" style:parent-style-name="Standard">
      <style:paragraph-properties fo:margin-left="0in" fo:margin-right="-0.1in" fo:margin-top="0.1634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33" style:family="paragraph" style:parent-style-name="Standard">
      <style:paragraph-properties fo:margin-left="0in" fo:margin-right="-0.3465in" fo:margin-top="0.1598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34" style:family="paragraph" style:parent-style-name="Standard">
      <style:paragraph-properties fo:margin-left="0in" fo:margin-right="-0.0264in" fo:margin-top="0.1598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35" style:family="paragraph" style:parent-style-name="Standard">
      <style:paragraph-properties fo:margin-left="0in" fo:margin-right="0.0134in" fo:margin-top="0.1634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36" style:family="paragraph" style:parent-style-name="Standard">
      <style:paragraph-properties fo:margin-left="0in" fo:margin-right="0.0134in" fo:margin-top="0.1598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37" style:family="paragraph" style:parent-style-name="Standard">
      <style:paragraph-properties fo:margin-left="0in" fo:margin-right="0.5193in" fo:margin-top="0.1598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38" style:family="paragraph" style:parent-style-name="Standard">
      <style:paragraph-properties fo:margin-left="0in" fo:margin-right="2.8362in" fo:margin-top="0.1598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39" style:family="paragraph" style:parent-style-name="Standard">
      <style:paragraph-properties fo:margin-left="0.1965in" fo:margin-right="0.4799in" fo:margin-top="0.1634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40" style:family="paragraph" style:parent-style-name="Standard">
      <style:paragraph-properties fo:margin-left="0in" fo:margin-right="0.0465in" fo:margin-top="0.1598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41" style:family="paragraph" style:parent-style-name="Standard">
      <style:paragraph-properties fo:margin-left="0in" fo:margin-right="-0.1598in" fo:margin-top="0.1598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42" style:family="paragraph" style:parent-style-name="Standard">
      <style:paragraph-properties fo:margin-left="0in" fo:margin-right="-0.0728in" fo:margin-top="0.1634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43" style:family="paragraph" style:parent-style-name="Standard">
      <style:paragraph-properties fo:margin-left="0in" fo:margin-right="0.4492in" fo:margin-top="0.1598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44" style:family="paragraph" style:parent-style-name="Standard">
      <style:paragraph-properties fo:margin-left="0in" fo:margin-right="0.5465in" fo:margin-top="0.1598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45" style:family="paragraph" style:parent-style-name="Standard">
      <style:paragraph-properties fo:margin-left="0in" fo:margin-right="0.5465in" fo:margin-top="0.1634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46" style:family="paragraph" style:parent-style-name="Standard">
      <style:paragraph-properties fo:margin-left="0in" fo:margin-right="0.3693in" fo:margin-top="0.1634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47" style:family="paragraph" style:parent-style-name="Standard">
      <style:paragraph-properties fo:margin-left="0in" fo:margin-right="-0.0299in" fo:margin-top="0.1598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48" style:family="paragraph" style:parent-style-name="Standard">
      <style:paragraph-properties fo:margin-left="0in" fo:margin-right="-0.2028in" fo:margin-top="0.1598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49" style:family="paragraph" style:parent-style-name="Standard">
      <style:paragraph-properties fo:margin-left="0in" fo:margin-right="0.4398in" fo:margin-top="0.1634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50" style:family="paragraph" style:parent-style-name="Standard">
      <style:paragraph-properties fo:margin-left="0in" fo:margin-right="-0.0693in" fo:margin-top="0.1598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51" style:family="paragraph" style:parent-style-name="Standard">
      <style:paragraph-properties fo:margin-left="0in" fo:margin-right="-0.2429in" fo:margin-top="0.1598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52" style:family="paragraph" style:parent-style-name="Standard">
      <style:paragraph-properties fo:margin-left="0in" fo:margin-right="1.0929in" fo:margin-top="0.1634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53" style:family="paragraph" style:parent-style-name="Standard">
      <style:paragraph-properties fo:margin-left="0in" fo:margin-right="0.5492in" fo:margin-top="0.1598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54" style:family="paragraph" style:parent-style-name="Standard">
      <style:paragraph-properties fo:margin-left="0in" fo:margin-right="0.2598in" fo:margin-top="0.1634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55" style:family="paragraph" style:parent-style-name="Standard">
      <style:paragraph-properties fo:margin-left="0in" fo:margin-right="1.7492in" fo:margin-top="0.1598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56" style:family="paragraph" style:parent-style-name="Standard">
      <style:paragraph-properties fo:margin-left="6.6098in" fo:margin-right="-0.4193in" fo:margin-top="0.6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57" style:family="paragraph" style:parent-style-name="Standard">
      <style:paragraph-properties fo:margin-left="6.6098in" fo:margin-right="-0.4193in" fo:margin-top="4.1429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58" style:family="paragraph" style:parent-style-name="Standard">
      <style:paragraph-properties fo:margin-left="0in" fo:margin-right="-0.4134in" fo:margin-top="0.3563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59" style:family="paragraph" style:parent-style-name="Standard">
      <style:paragraph-properties fo:margin-left="0in" fo:margin-right="0.1693in" fo:margin-top="0.1634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60" style:family="paragraph" style:parent-style-name="Standard">
      <style:paragraph-properties fo:margin-left="0in" fo:margin-right="-0.2335in" fo:margin-top="0.1598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61" style:family="paragraph" style:parent-style-name="Standard">
      <style:paragraph-properties fo:margin-left="0in" fo:margin-right="0.1264in" fo:margin-top="0.1598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62" style:family="paragraph" style:parent-style-name="Standard">
      <style:paragraph-properties fo:margin-left="0in" fo:margin-right="0.3028in" fo:margin-top="0.1634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63" style:family="paragraph" style:parent-style-name="Standard">
      <style:paragraph-properties fo:margin-left="0in" fo:margin-right="-0.1898in" fo:margin-top="0.1598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64" style:family="paragraph" style:parent-style-name="Standard">
      <style:paragraph-properties fo:margin-left="0in" fo:margin-right="1.2764in" fo:margin-top="0.1598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65" style:family="paragraph" style:parent-style-name="Standard">
      <style:paragraph-properties fo:margin-left="0.2429in" fo:margin-right="0.0764in" fo:margin-top="0.1634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66" style:family="paragraph" style:parent-style-name="Standard">
      <style:paragraph-properties fo:margin-left="0in" fo:margin-right="0.1661in" fo:margin-top="0.1598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67" style:family="paragraph" style:parent-style-name="Standard">
      <style:paragraph-properties fo:margin-left="0in" fo:margin-right="0.3598in" fo:margin-top="0.1598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68" style:family="paragraph" style:parent-style-name="Standard">
      <style:paragraph-properties fo:margin-left="0in" fo:margin-right="0.1799in" fo:margin-top="0.1634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69" style:family="paragraph" style:parent-style-name="Standard">
      <style:paragraph-properties fo:margin-left="0in" fo:margin-right="-0.3335in" fo:margin-top="0.1598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70" style:family="paragraph" style:parent-style-name="Standard">
      <style:paragraph-properties fo:margin-left="0in" fo:margin-right="0.1362in" fo:margin-top="0.1634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71" style:family="paragraph" style:parent-style-name="Standard">
      <style:paragraph-properties fo:margin-left="0in" fo:margin-right="0.5327in" fo:margin-top="0.1598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72" style:family="paragraph" style:parent-style-name="Standard">
      <style:paragraph-properties fo:margin-left="0in" fo:margin-right="0.9063in" fo:margin-top="0.1598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73" style:family="paragraph" style:parent-style-name="Standard">
      <style:paragraph-properties fo:margin-left="0in" fo:margin-right="4.7965in" fo:margin-top="0.1634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74" style:family="paragraph" style:parent-style-name="Standard">
      <style:paragraph-properties fo:margin-left="0in" fo:margin-right="5.4228in" fo:margin-top="0.1598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75" style:family="paragraph" style:parent-style-name="Standard">
      <style:paragraph-properties fo:margin-left="0.1965in" fo:margin-right="-0.2134in" fo:margin-top="0.1598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76" style:family="paragraph" style:parent-style-name="Standard">
      <style:paragraph-properties fo:margin-left="0in" fo:margin-right="0.1728in" fo:margin-top="0.1598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77" style:family="paragraph" style:parent-style-name="Standard">
      <style:paragraph-properties fo:margin-left="0in" fo:margin-right="-0.1264in" fo:margin-top="0.1598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78" style:family="paragraph" style:parent-style-name="Standard">
      <style:paragraph-properties fo:margin-left="0in" fo:margin-right="0.1827in" fo:margin-top="0.1634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79" style:family="paragraph" style:parent-style-name="Standard">
      <style:paragraph-properties fo:margin-left="0in" fo:margin-right="-0.0528in" fo:margin-top="0.1598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80" style:family="paragraph" style:parent-style-name="Standard">
      <style:paragraph-properties fo:margin-left="0in" fo:margin-right="-0.3228in" fo:margin-top="0.1598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81" style:family="paragraph" style:parent-style-name="Standard">
      <style:paragraph-properties fo:margin-left="0in" fo:margin-right="-0.1098in" fo:margin-top="0.1634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82" style:family="paragraph" style:parent-style-name="Standard">
      <style:paragraph-properties fo:margin-left="0in" fo:margin-right="2.7492in" fo:margin-top="0.1598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83" style:family="paragraph" style:parent-style-name="Standard">
      <style:paragraph-properties fo:margin-left="0in" fo:margin-right="5.5028in" fo:margin-top="0.7134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84" style:family="paragraph" style:parent-style-name="Standard">
      <style:paragraph-properties fo:margin-left="0in" fo:margin-right="0.3661in" fo:margin-top="0.1598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85" style:family="paragraph" style:parent-style-name="Standard">
      <style:paragraph-properties fo:margin-left="0in" fo:margin-right="5.2528in" fo:margin-top="0.1598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86" style:family="paragraph" style:parent-style-name="Standard">
      <style:paragraph-properties fo:margin-left="0in" fo:margin-right="-0.1665in" fo:margin-top="0.1634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87" style:family="paragraph" style:parent-style-name="Standard">
      <style:paragraph-properties fo:margin-left="0in" fo:margin-right="1.3465in" fo:margin-top="0.1598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88" style:family="paragraph" style:parent-style-name="Standard">
      <style:paragraph-properties fo:margin-left="0in" fo:margin-right="-0.4063in" fo:margin-top="0.1598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89" style:family="paragraph" style:parent-style-name="Standard">
      <style:paragraph-properties fo:margin-left="0in" fo:margin-right="2.3134in" fo:margin-top="0.1634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90" style:family="paragraph" style:parent-style-name="Standard">
      <style:paragraph-properties fo:margin-left="0in" fo:margin-right="-0.2193in" fo:margin-top="0.1598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91" style:family="paragraph" style:parent-style-name="Standard">
      <style:paragraph-properties fo:margin-left="0in" fo:margin-right="1.2134in" fo:margin-top="0.1598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92" style:family="paragraph" style:parent-style-name="Standard">
      <style:paragraph-properties fo:margin-left="0in" fo:margin-right="-0.2898in" fo:margin-top="0.1634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93" style:family="paragraph" style:parent-style-name="Standard">
      <style:paragraph-properties fo:margin-left="0in" fo:margin-right="5.9929in" fo:margin-top="0.1598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94" style:family="paragraph" style:parent-style-name="Standard">
      <style:paragraph-properties fo:margin-left="0in" fo:margin-right="-0.3898in" fo:margin-top="0.1598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95" style:family="paragraph" style:parent-style-name="Standard">
      <style:paragraph-properties fo:margin-left="0in" fo:margin-right="3.9193in" fo:margin-top="0.1634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96" style:family="paragraph" style:parent-style-name="Standard">
      <style:paragraph-properties fo:margin-left="0in" fo:margin-right="1.1492in" fo:margin-top="0.1598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97" style:family="paragraph" style:parent-style-name="Standard">
      <style:paragraph-properties fo:margin-left="0in" fo:margin-right="0.7862in" fo:margin-top="0.1634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bold" style:font-name-asian="Times New Roman1" style:font-size-asian="14pt" style:font-style-asian="normal" style:font-weight-asian="bold" style:font-name-complex="Times New Roman1" style:font-size-complex="14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font-style="italic" style:text-underline-style="none" fo:font-weight="bold" style:font-name-asian="Times New Roman1" style:font-size-asian="14pt" style:font-style-asian="italic" style:font-weight-asian="bold" style:font-name-complex="Times New Roman1" style:font-size-complex="14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imes New Roman" fo:font-size="18pt" fo:font-style="normal" style:text-underline-style="none" fo:font-weight="bold" style:font-name-asian="Times New Roman1" style:font-size-asian="18pt" style:font-style-asian="normal" style:font-weight-asian="bold" style:font-name-complex="Times New Roman1" style:font-size-complex="18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italic" style:text-underline-style="none" fo:font-weight="bold" style:font-name-asian="Times New Roman1" style:font-size-asian="12pt" style:font-style-asian="italic" style:font-weight-asian="bold" style:font-name-complex="Times New Roman1" style:font-size-complex="12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ourier New" fo:font-size="14pt" fo:font-style="normal" style:text-underline-style="none" fo:font-weight="normal" style:font-name-asian="Courier New1" style:font-size-asian="14pt" style:font-style-asian="normal" style:font-weight-asian="normal" style:font-name-complex="Courier New1" style:font-size-complex="14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ourier New" fo:font-size="12pt" fo:font-style="normal" style:text-underline-style="none" fo:font-weight="normal" style:font-name-asian="Courier New1" style:font-size-asian="12pt" style:font-style-asian="normal" style:font-weight-asian="normal" style:font-name-complex="Courier New1" style:font-size-complex="12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14pt" fo:font-style="italic" style:text-underline-style="none" fo:font-weight="normal" style:font-name-asian="Arial1" style:font-size-asian="14pt" style:font-style-asian="italic" style:font-weight-asian="normal" style:font-name-complex="Arial1" style:font-size-complex="14p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12pt" fo:font-style="italic" style:text-underline-style="none" fo:font-weight="normal" style:font-name-asian="Arial1" style:font-size-asian="12pt" style:font-style-asian="italic" style:font-weight-asian="normal" style:font-name-complex="Arial1" style:font-size-complex="12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12" style:family="text">
      <style:text-properties fo:font-variant="normal" fo:text-transform="none" fo:color="#333333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T13" style:family="text">
      <style:text-properties fo:font-variant="normal" fo:text-transform="none" fo:color="#1155cc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T14" style:family="text">
      <style:text-properties fo:font-variant="normal" fo:text-transform="none" fo:color="#2f2f2f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МАТЕМАТИКА </text:span><text:span text:style-name="T2">УДК. 512 </text:span></text:p>
      <text:p text:style-name="P2"><text:span text:style-name="T4">Беспалова Анастасія Антонівна</text:span><text:span text:style-name="T7">​</text:span><text:span text:style-name="T9">, </text:span></text:p>
      <text:p text:style-name="P3"><text:span text:style-name="T9">студентка I курсу фізико-математичного факультету, ПНПУ ім. </text:span></text:p>
      <text:p text:style-name="P4"><text:span text:style-name="T9">Ушинського </text:span></text:p>
      <text:p text:style-name="P5"><text:span text:style-name="T4">Уманська Вікторія Олександрівна</text:span><text:span text:style-name="T7">​</text:span><text:span text:style-name="T9">, </text:span></text:p>
      <text:p text:style-name="P6"><text:span text:style-name="T9">студентка I курсу фізико-математичного факультету, ПНПУ ім. </text:span></text:p>
      <text:p text:style-name="P7"><text:span text:style-name="T9">Ушинського </text:span><text:span text:style-name="T5">Методика викладання алгебри в старшій школі </text:span></text:p>
      <text:p text:style-name="P8"><text:span text:style-name="T6">Анотація</text:span><text:span text:style-name="T8">​ </text:span><text:span text:style-name="T10">: стаття присвячена основним методикам викладання алгебри в старшій </text:span></text:p>
      <text:p text:style-name="P9"><text:span text:style-name="T10">школі (контрольна робота No1). </text:span></text:p>
      <text:p text:style-name="P10"><text:span text:style-name="T6">Ключові слова</text:span><text:span text:style-name="T8">​</text:span><text:span text:style-name="T10">: мотивація навчальної діяльності студентів, алгебра , інформатика, </text:span></text:p>
      <text:p text:style-name="P11"><text:span text:style-name="T10">методика викладання. </text:span></text:p>
      <text:p text:style-name="P12"><text:span text:style-name="T3">Вступ </text:span></text:p>
      <text:p text:style-name="P13"><text:span text:style-name="T2">На сьогоднiшнiй день головною задачею методики навчання </text:span></text:p>
      <text:p text:style-name="P14"><text:span text:style-name="T2">математики є пошук нових методiв та концепцiй побудови навчального </text:span></text:p>
      <text:p text:style-name="P15"><text:span text:style-name="T2">процесу, якi б дозволили зорiєнтувати учня на спiльну дiяльнiсть з </text:span></text:p>
      <text:p text:style-name="P16"><text:span text:style-name="T2">вчителем. Ведеться пошук педагогiчних технологiй, якi б змогли </text:span></text:p>
      <text:p text:style-name="P17"><text:span text:style-name="T2">призвести до змiн у навчальному процесi, а саме переорiєнтувати навчання </text:span></text:p>
      <text:p text:style-name="P18"><text:span text:style-name="T2">на особистiсть учня i дозволити йому творчо розвиватися. </text:span></text:p>
      <text:p text:style-name="P19"><text:span text:style-name="T9">Не в кількості знань полягає освіта, а в повному розумінні й </text:span></text:p>
      <text:p text:style-name="P20"><text:span text:style-name="T9">майстерному застосуванні в житті всього того, що знаєш. Дістервег </text:span></text:p>
      <text:p text:style-name="P21"><text:soft-page-break/><text:span text:style-name="T3">Мета дослідження </text:span></text:p>
      <text:p text:style-name="P22"><text:span text:style-name="T2">Формування в учнів уміння бачити й застосовувати математику в реальному </text:span></text:p>
      <text:p text:style-name="P23"><text:span text:style-name="T2">житті; розуміти зміст і метод математичного моделювання, уміння будувати </text:span></text:p>
      <text:p text:style-name="P24"><text:span text:style-name="T2">математичну модель, досліджувати її методами математики, інтерпретувати </text:span></text:p>
      <text:p text:style-name="P25"><text:span text:style-name="T2">отримані результати, мати високий рівень математичної грамотності. </text:span></text:p>
      <text:p text:style-name="P26"><text:span text:style-name="T11">1 </text:span></text:p>
      <text:p text:style-name="P27"><text:span text:style-name="T11">МАТЕМАТИКА </text:span></text:p>
      <text:p text:style-name="P28"><text:span text:style-name="T3">Методи дослідження </text:span></text:p>
      <text:p text:style-name="P29"><text:span text:style-name="T2">Теоретичний аналіз та узагальнення науково-методичної літератури. </text:span></text:p>
      <text:p text:style-name="P30"><text:span text:style-name="T3">Зміст дослідження </text:span></text:p>
      <text:p text:style-name="P31"><text:span text:style-name="T2">Сучасна реформа освiти України передбачає модернiзацiю самого змiсту </text:span></text:p>
      <text:p text:style-name="P32"><text:span text:style-name="T2">освiти, а також методiв i засобiв навчання. Школа не завжди вчить школярiв </text:span></text:p>
      <text:p text:style-name="P33"><text:span text:style-name="T2">самостiйно розмiрковувати, знаходити вихiд iз проблемних ситуацiй, приймати </text:span></text:p>
      <text:p text:style-name="P34"><text:span text:style-name="T2">особистiснi рiшення та дiяти вiдповiдно до прийнятих рiшень. У нову добу </text:span></text:p>
      <text:p text:style-name="P35"><text:span text:style-name="T2">розвитку людства необхідна людина, яка здатна не лише ефективно творчо </text:span></text:p>
      <text:p text:style-name="P37"><text:span text:style-name="T2">оволодівати знаннями, а й уміє застосовувати їх на практиці, швидко </text:span></text:p>
      <text:p text:style-name="P38"><text:span text:style-name="T2">адаптуватися до нестандартних ситуацій. </text:span></text:p>
      <text:p text:style-name="P39"><text:span text:style-name="T2">Однiєю з головних умов успiшного перебiгу навчального процесу i </text:span></text:p>
      <text:p text:style-name="P40"><text:span text:style-name="T2">свiдченням його правильної органiзацiї є наявнiсть iнтересу. Пiзнавальний </text:span></text:p>
      <text:p text:style-name="P41"><text:span text:style-name="T2">iнтерес не є чимось зовнiшнiм, додатковим стосовно навчання. Пiзнавальний </text:span></text:p>
      <text:p text:style-name="P42"><text:span text:style-name="T2">iнтерес — це глибинний внутрiшнiй мотив, заснований на властивiй людинi </text:span></text:p>
      <text:p text:style-name="P43"><text:soft-page-break/><text:span text:style-name="T2">вродженiй пiзнавальнiй потребi [3]. Вiдсутнiсть iнтересу у школярiв є </text:span></text:p>
      <text:p text:style-name="P44"><text:span text:style-name="T2">показником серйозних недолiкiв в органiзацiї навчання. Пiзнавальну </text:span></text:p>
      <text:p text:style-name="P46"><text:span text:style-name="T2">самостiйнiсть науковцi розглядають як один iз видiв самостiйностi, що </text:span></text:p>
      <text:p text:style-name="P47"><text:span text:style-name="T2">характеризується вмiнням сприймати й самостiйно ставити нове запитання, </text:span></text:p>
      <text:p text:style-name="P48"><text:span text:style-name="T2">створювати нову проблему та розв’язувати її власними силами (П.Блонський, </text:span></text:p>
      <text:p text:style-name="P49"><text:span text:style-name="T2">Д.Богоявленська, М.Махмутов, О.Савченко та iн.), а також як свiдому </text:span></text:p>
      <text:p text:style-name="P50"><text:span text:style-name="T2">вмотивованiсть дiй, їх обґрунтованiсть, здатнiсть людини бачити об’єктивнi </text:span></text:p>
      <text:p text:style-name="P51"><text:span text:style-name="T2">пiдстави для того, щоб дiяти вiдповiдно до власних переконань (А.Матюшкiн, </text:span></text:p>
      <text:p text:style-name="P52"><text:span text:style-name="T2">А.Смирнов, С.Рубiнштейн та iн.). 132 Збiрник наукових праць </text:span></text:p>
      <text:p text:style-name="P53"><text:span text:style-name="T2">фiзико-математичного факультету ДДПУ Чуйко О.В., Астахова Н.С. </text:span></text:p>
      <text:p text:style-name="P50"><text:span text:style-name="T2">Формування пiзнавальної самостiйностi учнiв... В дослiдженнях М.Жалдака </text:span></text:p>
      <text:p text:style-name="P54"><text:span text:style-name="T2">розглядається проблема пiдвищення ефективностi навчання геометрiї за </text:span></text:p>
      <text:p text:style-name="P55"><text:span text:style-name="T2">допомогою iнформацiйно-комунiкацiйних технологiй. </text:span></text:p>
      <text:p text:style-name="P56"><text:span text:style-name="T11">2 </text:span></text:p>
      <text:p text:style-name="P27"><text:span text:style-name="T11">МАТЕМАТИКА </text:span></text:p>
      <text:p text:style-name="P58"><text:span text:style-name="T2">Iнформацiйно-комунiкацiйнi технологiї — це узагальнююче поняття, що описує </text:span></text:p>
      <text:p text:style-name="P59"><text:span text:style-name="T2">рiзнi методи, способи i алгоритми збору, зберiгання, обробки, подання та </text:span></text:p>
      <text:p text:style-name="P60"><text:span text:style-name="T2">передачi iнформацiї. Можна застосовувати найрiзноманiтнiшi форми роботи з </text:span></text:p>
      <text:p text:style-name="P61"><text:span text:style-name="T2">використанням IКТ. Це вiртуальнi пiдручники, програми для формування </text:span></text:p>
      <text:p text:style-name="P62"><text:span text:style-name="T2">практичних умiнь та навичок, iнтерактивнi навчаючi системi, навчальнi </text:span></text:p>
      <text:p text:style-name="P63"><text:span text:style-name="T2">програми iмiтацiйномоделюючого типу. Переваги розроблених вiдповiдно до </text:span></text:p>
      <text:p text:style-name="P64"><text:soft-page-break/><text:span text:style-name="T2">Державних стандартiв освiти навчальних програм очевиднi. </text:span></text:p>
      <text:p text:style-name="P65"><text:span text:style-name="T2">Суттєвою умовою формування математичної грамотності є вироблення </text:span></text:p>
      <text:p text:style-name="P66"><text:span text:style-name="T2">вмінь самостійної математичної діяльності учнів. Частину часу уроку під </text:span></text:p>
      <text:p text:style-name="P67"><text:span text:style-name="T2">керівництвом учителя необхідно виділяти на навчання дітей прийомам </text:span></text:p>
      <text:p text:style-name="P68"><text:span text:style-name="T2">самостійної роботи та прийомам самоконтролю. Важливу роль на уроках </text:span></text:p>
      <text:p text:style-name="P69"><text:span text:style-name="T2">відіграє рефлексія, яка здійснюється за допомогою «Особистісно-зорієнтованої </text:span></text:p>
      <text:p text:style-name="P36"><text:span text:style-name="T2">траєкторії», що відображає процедуру оцінювання учнями основних етапів </text:span></text:p>
      <text:p text:style-name="P70"><text:span text:style-name="T2">уроку. Така форма дає можливість учителю проаналізувати об’єктивність </text:span></text:p>
      <text:p text:style-name="P71"><text:span text:style-name="T2">самооцінки та скорегувати її в певних випадках. Крім того, навчання </text:span></text:p>
      <text:p text:style-name="P72"><text:span text:style-name="T2">математики має зробити певний внесок у формування ключових </text:span></text:p>
      <text:p text:style-name="P73"><text:span text:style-name="T2">компетентностей. </text:span></text:p>
      <text:p text:style-name="P74"><text:span text:style-name="T3">Висновок </text:span></text:p>
      <text:p text:style-name="P75"><text:span text:style-name="T7">​</text:span><text:span text:style-name="T2">Діяльнісний підхід до організації навчання математики вимагає також, щоб </text:span></text:p>
      <text:p text:style-name="P45"><text:span text:style-name="T2">учень під час вивчення навчального матеріалу здійснив повний цикл </text:span></text:p>
      <text:p text:style-name="P76"><text:span text:style-name="T2">пізнавальних дій, а саме: сприйняв навчальний матеріал; усвідомив його; </text:span></text:p>
      <text:p text:style-name="P77"><text:span text:style-name="T2">запам’ятав; потренувався у застосуванні знань на практиці, а відтак здійснив </text:span></text:p>
      <text:p text:style-name="P78"><text:span text:style-name="T2">наступну діяльність; повторення; поглиблення і міцніше засвоєння цього </text:span></text:p>
      <text:p text:style-name="P79"><text:span text:style-name="T2">матеріалу; перенесення знань в нестандартні, змінені умови. Тому будувати </text:span></text:p>
      <text:p text:style-name="P80"><text:span text:style-name="T2">уроки потрібно так, щоб забезпечити розвиток математичних здібностей учнів, </text:span></text:p>
      <text:p text:style-name="P81"><text:span text:style-name="T2">їх творчої активності. Адже, творча активність учня – це спрямованість його </text:span></text:p>
      <text:p text:style-name="P82"><text:span text:style-name="T2">діяльності на створення і пізнання нового. </text:span></text:p>
      <text:p text:style-name="P56"><text:soft-page-break/><text:span text:style-name="T11">3 </text:span></text:p>
      <text:p text:style-name="P27"><text:span text:style-name="T11">МАТЕМАТИКА </text:span></text:p>
      <text:p text:style-name="P83"><text:span text:style-name="T2">Джерела: </text:span></text:p>
      <text:p text:style-name="P84"><text:span text:style-name="T2">1. Нацiональна доктрина розвитку освiти // Освiта. — 2002. — No26. — </text:span></text:p>
      <text:p text:style-name="P85"><text:span text:style-name="T2">24.04—1.05. </text:span></text:p>
      <text:p text:style-name="P86"><text:span text:style-name="T12">2 . Воєвода А. Л., Коношевський О. Л. Деякі застосування теорії многочленів </text:span></text:p>
      <text:p text:style-name="P87"><text:span text:style-name="T12">для мотивації студентів до вивчення алгебри і теорії чисел. </text:span></text:p>
      <text:p text:style-name="P88"><text:span text:style-name="T13">http://93.183.203.244/xmlui/bitstream/handle/123456789/2761/Voievoda_AL_Konos </text:span></text:p>
      <text:p text:style-name="P89"><text:span text:style-name="T13">hevsky_OL_article.pdf?sequence=1&amp;isAllowed=y </text:span></text:p>
      <text:p text:style-name="P90"><text:span text:style-name="T12">3. Раков С.А. Формування математичних компетентностей випускника школи </text:span></text:p>
      <text:p text:style-name="P91"><text:span text:style-name="T12">як місія математичної освіти// Математика в школі. – 2005. – </text:span></text:p>
      <text:p text:style-name="P92"><text:span text:style-name="T12">4. Тучкова Т. Урок- показатель майстерства учителя // Відкритий урок- 2004. – </text:span></text:p>
      <text:p text:style-name="P93"><text:span text:style-name="T12">No9 </text:span></text:p>
      <text:p text:style-name="P94"><text:span text:style-name="T13">https://www.eduget.com/news/matematika_v_starshix_klasax_singapurska_metodika </text:span></text:p>
      <text:p text:style-name="P95"><text:span text:style-name="T13">_produktivnoi_nevdachi-2185 </text:span></text:p>
      <text:p text:style-name="P96"><text:span text:style-name="T13">https://osvita.ua/school/lessons_summary/edu_technology/57946/ </text:span></text:p>
      <text:p text:style-name="P79"><text:span text:style-name="T2">5.Рогожинська Е. К. </text:span><text:span text:style-name="T7">​</text:span><text:span text:style-name="T14">Нові підходи у викладанні математики в 2017-2018 н.р. </text:span></text:p>
      <text:p text:style-name="P97"><text:span text:style-name="T13">https://solod.pp.ua/features/2014-06-25-09-39-35/133-new-way-17-18 </text:span></text:p>
      <text:p text:style-name="P57"><text:span text:style-name="T11">4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5" meta:paragraph-count="102" meta:word-count="651" meta:character-count="5722" meta:non-whitespace-character-count="4920"/>
    <meta:generator>LibreOfficeDev/6.0.5.2$Linux_X86_64 LibreOffice_project/</meta:generator>
  </office:meta>
</office:document-meta>
</file>